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Noto_Sans_1.ttf" manifest:media-type="application/x-font-ttf"/>
  <manifest:file-entry manifest:full-path="Fonts/Font_Times_New_Roman_1.ttf" manifest:media-type="application/x-font-ttf"/>
  <manifest:file-entry manifest:full-path="Fonts/Font_Noto_Sans_2.ttf" manifest:media-type="application/x-font-ttf"/>
  <manifest:file-entry manifest:full-path="Fonts/Font_Times_New_Roman_2.ttf" manifest:media-type="application/x-font-ttf"/>
  <manifest:file-entry manifest:full-path="Fonts/Font_Noto_Sans_3.ttf" manifest:media-type="application/x-font-ttf"/>
  <manifest:file-entry manifest:full-path="Fonts/Font_Times_New_Roman_3.ttf" manifest:media-type="application/x-font-ttf"/>
  <manifest:file-entry manifest:full-path="Fonts/Font_Noto_Sans_4.ttf" manifest:media-type="application/x-font-ttf"/>
  <manifest:file-entry manifest:full-path="Fonts/Font_Times_New_Roman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P3" style:family="paragraph" style:parent-style-name="Text_20_body_20_indent">
      <style:text-properties fo:language="ru" fo:country="RU" officeooo:rsid="0102889a" officeooo:paragraph-rsid="0102889a" style:language-asian="hi" style:country-asian="IN"/>
    </style:style>
    <style:style style:name="P4" style:family="paragraph" style:parent-style-name="Text_20_body_20_indent">
      <style:text-properties fo:language="ru" fo:country="RU" officeooo:rsid="0102889a" officeooo:paragraph-rsid="01084489" style:language-asian="hi" style:country-asian="IN"/>
    </style:style>
    <style:style style:name="P5" style:family="paragraph" style:parent-style-name="Text_20_body_20_indent">
      <style:text-properties fo:language="ru" fo:country="RU" officeooo:paragraph-rsid="0102889a" style:language-asian="hi" style:country-asian="IN"/>
    </style:style>
    <style:style style:name="P6" style:family="paragraph" style:parent-style-name="Text_20_body_20_indent">
      <style:text-properties fo:language="ru" fo:country="RU" officeooo:rsid="01019e81" officeooo:paragraph-rsid="0102889a" style:language-asian="hi" style:country-asian="IN"/>
    </style:style>
    <style:style style:name="P7" style:family="paragraph" style:parent-style-name="Text_20_body_20_indent">
      <style:text-properties fo:language="ru" fo:country="RU" officeooo:paragraph-rsid="01084489" style:language-asian="hi" style:country-asian="IN"/>
    </style:style>
    <style:style style:name="P8" style:family="paragraph" style:parent-style-name="Header">
      <style:paragraph-properties fo:text-align="end" style:justify-single-word="false"/>
      <style:text-properties officeooo:paragraph-rsid="003130c7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42f6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P11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5bc5e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P12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9b4f4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P13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8448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P14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9f16c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P15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5bc5e" fo:hyphenate="false" fo:hyphenation-remain-char-count="2" fo:hyphenation-push-char-count="2" loext:hyphenation-no-caps="false"/>
    </style:style>
    <style:style style:name="P16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9b4f4" fo:hyphenate="false" fo:hyphenation-remain-char-count="2" fo:hyphenation-push-char-count="2" loext:hyphenation-no-caps="false"/>
    </style:style>
    <style:style style:name="P17" style:family="paragraph" style:parent-style-name="Table_20_Contents" style:master-page-name="Right_20_Page">
      <style:paragraph-properties fo:margin-top="0cm" fo:margin-bottom="0cm" style:contextual-spacing="false" fo:text-align="center" style:justify-single-word="false" fo:orphans="0" fo:widows="0" fo:hyphenation-ladder-count="no-limit" style:register-true="true" style:page-number="auto" fo:keep-with-next="always" style:writing-mode="lr-tb"/>
      <style:text-properties style:use-window-font-color="true" loext:opacity="0%" style:font-name="Noto Sans" fo:font-size="12pt" fo:language="ru" fo:country="RU" officeooo:rsid="01002214" officeooo:paragraph-rsid="0108b48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23" style:font-weight-asian="bold" style:font-weight-complex="bold"/>
    </style:style>
    <style:style style:name="T3" style:family="text">
      <style:text-properties fo:font-weight="bold" officeooo:rsid="0027db0f" style:font-weight-asian="bold" style:font-weight-complex="bold"/>
    </style:style>
    <style:style style:name="T4" style:family="text">
      <style:text-properties officeooo:rsid="002868e8"/>
    </style:style>
    <style:style style:name="T5" style:family="text">
      <style:text-properties style:use-window-font-color="true" loext:opacity="0%" style:font-name="Noto Sans" fo:font-size="12pt" fo:language="ru" fo:country="RU" officeooo:rsid="0102889a" style:letter-kerning="true" style:font-name-asian="Segoe UI1" style:font-size-asian="14pt" style:language-asian="hi" style:country-asian="IN" style:font-name-complex="Liberation Serif1" style:font-size-complex="14pt"/>
    </style:style>
    <style:style style:name="T6" style:family="text">
      <style:text-properties style:use-window-font-color="true" loext:opacity="0%" style:font-name="Noto Sans" fo:font-size="12pt" fo:language="ru" fo:country="RU" officeooo:rsid="0105bc5e" style:letter-kerning="true" style:font-name-asian="Segoe UI1" style:font-size-asian="14pt" style:language-asian="hi" style:country-asian="IN" style:font-name-complex="Liberation Serif1" style:font-size-complex="14pt"/>
    </style:style>
    <style:style style:name="T7" style:family="text">
      <style:text-properties style:use-window-font-color="true" loext:opacity="0%" style:font-name="Noto Sans" fo:font-size="12pt" fo:language="ru" fo:country="RU" officeooo:rsid="01084489" style:letter-kerning="true" style:font-name-asian="Segoe UI1" style:font-size-asian="14pt" style:language-asian="hi" style:country-asian="IN" style:font-name-complex="Liberation Serif1" style:font-size-complex="14pt"/>
    </style:style>
    <style:style style:name="T8" style:family="text">
      <style:text-properties style:use-window-font-color="true" loext:opacity="0%" style:font-name="Noto Sans" fo:font-size="12pt" fo:language="ru" fo:country="RU" officeooo:rsid="0109c893" style:letter-kerning="true" style:font-name-asian="Segoe UI1" style:font-size-asian="14pt" style:language-asian="hi" style:country-asian="IN" style:font-name-complex="Liberation Serif1" style:font-size-complex="14pt"/>
    </style:style>
    <style:style style:name="T9" style:family="text">
      <style:text-properties style:use-window-font-color="true" loext:opacity="0%" style:font-name="Noto Sans" fo:font-size="12pt" fo:language="ru" fo:country="RU" fo:font-weight="normal" officeooo:rsid="0105bc5e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10" style:family="text">
      <style:text-properties style:use-window-font-color="true" loext:opacity="0%" style:font-name="Noto Sans" fo:font-size="12pt" fo:language="ru" fo:country="RU" fo:font-weight="normal" officeooo:rsid="0109c893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11" style:family="text">
      <style:text-properties style:use-window-font-color="true" loext:opacity="0%" style:font-name="Noto Sans" fo:font-size="12pt" officeooo:rsid="0104b69e" style:letter-kerning="true" style:font-name-asian="Segoe UI1" style:font-size-asian="14pt" style:font-name-complex="Liberation Serif1" style:font-size-complex="14pt"/>
    </style:style>
    <style:style style:name="T12" style:family="text">
      <style:text-properties style:use-window-font-color="true" loext:opacity="0%" style:font-name="Noto Sans" fo:font-size="12pt" officeooo:rsid="0104fd1b" style:letter-kerning="true" style:font-name-asian="Segoe UI1" style:font-size-asian="14pt" style:font-name-complex="Liberation Serif1" style:font-size-complex="14pt"/>
    </style:style>
    <style:style style:name="T13" style:family="text">
      <style:text-properties style:use-window-font-color="true" loext:opacity="0%" style:font-name="Noto Sans" fo:font-size="12pt" officeooo:rsid="0102889a" style:letter-kerning="true" style:font-name-asian="Segoe UI1" style:font-size-asian="14pt" style:font-name-complex="Liberation Serif1" style:font-size-complex="14pt"/>
    </style:style>
    <style:style style:name="T14" style:family="text">
      <style:text-properties fo:color="#000000" loext:opacity="100%" style:font-name="Segoe UI" fo:font-size="12pt" fo:font-weight="normal" officeooo:rsid="0102889a" style:letter-kerning="true" style:font-name-asian="Segoe UI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fo:font-weight="normal" officeooo:rsid="0109c893" style:font-weight-asian="normal" style:font-weight-complex="normal"/>
    </style:style>
    <style:style style:name="T16" style:family="text">
      <style:text-properties officeooo:rsid="0102889a"/>
    </style:style>
    <style:style style:name="T17" style:family="text">
      <style:text-properties officeooo:rsid="0104b69e"/>
    </style:style>
    <style:style style:name="T18" style:family="text">
      <style:text-properties officeooo:rsid="0104fd1b"/>
    </style:style>
    <style:style style:name="T19" style:family="text">
      <style:text-properties officeooo:rsid="0105bc5e"/>
    </style:style>
    <style:style style:name="T20" style:family="text">
      <style:text-properties officeooo:rsid="01066e43"/>
    </style:style>
    <style:style style:name="T21" style:family="text">
      <style:text-properties officeooo:rsid="0109b4f4"/>
    </style:style>
    <style:style style:name="T22" style:family="text">
      <style:text-properties officeooo:rsid="0109c893"/>
    </style:style>
    <style:style style:name="T23" style:family="text">
      <style:text-properties officeooo:rsid="0109f16c"/>
    </style:style>
    <style:style style:name="T24" style:family="text">
      <style:text-properties fo:language="en" fo:country="US" officeooo:rsid="0109f16c"/>
    </style:style>
    <style:style style:name="T25" style:family="text">
      <style:text-properties officeooo:rsid="010be9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Какую задачу тебе интересно решить ?</text:p>
      <text:p text:style-name="P5">*<text:span text:style-name="T18">без проводные выключатели и датчики не требуют использования штроб и дополнительных проводов.</text:span></text:p>
      <text:p text:style-name="P5">* <text:span text:style-name="T18">умные выключатели используют существующую проводку и существующие места от старых выключателей.</text:span></text:p>
      <text:p text:style-name="P5">* <text:span text:style-name="T20">некоторые задачи можно комбинировать.</text:span></text:p>
      <text:p text:style-name="P5"/>
      <text:p text:style-name="P5">Добавить безпроводной выключатель к уже существующим<text:span text:style-name="T16">;</text:span></text:p>
      <text:p text:style-name="P5">Добавить прикроватные выключатели<text:span text:style-name="T16">;</text:span></text:p>
      <text:p text:style-name="P6">Добавить дистанционное управление с пульта к выключателю<text:span text:style-name="T16">;</text:span></text:p>
      <text:p text:style-name="P3">Добавить выключатель при входе в квартиру-дом для выключения света в нужных местах;</text:p>
      <text:p text:style-name="P7"><text:span text:style-name="T16">Связать состояние вкл выкл в </text:span><text:span text:style-name="T14">разных местах</text:span><text:span text:style-name="T16">: при входе в квартиру вкл свет в прихожей, поэтому включается свет в<text:line-break/>санузле, выходишь из санузла, выключаешь в нём свет, одновременно выключается свет в прихожей, включается свет на кухне;</text:span></text:p>
      <text:p text:style-name="P7"><text:span text:style-name="T11">Создать дополнительное освещение рабочей зоны на кухне, </text:span><text:span text:style-name="T12">добавив замаскированный безконтактный выключатель</text:span><text:span text:style-name="T13">;</text:span></text:p>
      <text:p text:style-name="P11"><text:span text:style-name="T17">Создать дополнительное освещение </text:span><text:span text:style-name="T19">или подсветку </text:span><text:span text:style-name="T17">зоны </text:span><text:span text:style-name="T19">в коридоре либо в комнате</text:span>;</text:p>
      <text:p text:style-name="P15"><text:span text:style-name="T5">Автоматизировать <text:s/>вкл света в </text:span><text:span text:style-name="T6">прихожей, </text:span><text:span text:style-name="T7">коридоре</text:span><text:span text:style-name="T5">, дворовой постройке используя датчик </text:span><text:span text:style-name="T9">открытия дверей</text:span><text:span text:style-name="T5">;</text:span></text:p>
      <text:p text:style-name="P4">Автоматизировать вкл и выкл света в ванной, санузле, коридоре используя датчик движения;</text:p>
      <text:p text:style-name="P13">Автоматизировать <text:s/>вкл и выкл света в на кухне, дворовой постройке используя датчик движения-освещённости;</text:p>
      <text:p text:style-name="P12">Автоматизировать управлени<text:span text:style-name="T21">е</text:span> вентиляцией, светильником. Область применения: гараж, сарай, погреб, санузел.<text:line-break/>Результат на твой выбор: работа в твоё отсутствие-присутствие, снижение скорости ржавления(вентиляция по датчику влажности), экономия ресурса оборудования;</text:p>
      <text:p text:style-name="P10"><text:span text:style-name="T21">Отремонтировать батарею ноутбука, шуруповёрта с увеличением ёмкости</text:span>;</text:p>
      <text:p text:style-name="P12"><text:span text:style-name="T21">Отремонтировать светодиодную лампочку или светильник кроме умных</text:span>;</text:p>
      <text:p text:style-name="P16"><text:span text:style-name="T10">Произвести</text:span><text:span text:style-name="T8"> светильник на основе светодиодных лент с изготовлением под нужную длину, яркость</text:span><text:span text:style-name="T5">;</text:span></text:p>
      <text:p text:style-name="P14"><text:span text:style-name="T15">Произвести</text:span><text:span text:style-name="T22"> светильник на основе светодиодных лент с изготовлением питания от сети или аккумулятора</text:span>;<text:line-break/>Резервное освещение от аккумулятора, Основное - от сети. Резервное работает при условиях: человек есть+ основное потеряло питание, …..<text:line-break/><text:span text:style-name="T23">Проверить реальный обьём флешки;<text:line-break/></text:span><text:span text:style-name="T24">Linux . </text:span><text:span text:style-name="T23">Установка и настройка почтового клиента, </text:span><text:span text:style-name="T24">PGP.<text:line-break/>Linux. </text:span><text:span text:style-name="T23">Установка системы, различные настройки, очистка от мусора, распечатка документов.</text:span></text:p>
      <text:p text:style-name="P12"/>
      <text:p text:style-name="P12">Этот документ принадлежит </text:p>
      <text:p text:style-name="P12"><text:span text:style-name="T22">#</text:span>ПростоСвет,</text:p>
      <text:p text:style-name="P12"><text:soft-page-break/>адрес 624250, г Заречный, Свердловской области, улица Таховская, 14,22</text:p>
      <text:p text:style-name="P12">Куликов Максим Николаевич. +79920145799. <text:s text:c="2"/><text:span text:style-name="T25">с 14 до 23ч. Записывайтесь предварительно, чтобы в очереди не стоять.</text:span></text:p>
      <text:p text:style-name="P12">ответы писать сюда maksim.nk@mail.ru </text:p>
      <text:p text:style-name="P12">вконтакте<text:tab/><text:a xlink:type="simple" xlink:href="https://vk.com/simplelightz" text:style-name="Internet_20_link" text:visited-style-name="Visited_20_Internet_20_Link">https://vk.com/simplelightz</text:a><text:line-break/><text:span text:style-name="T21">Подробные описания <text:s/>услуг </text:span><text:a xlink:type="simple" xlink:href="https://vk.com/uslugi-205526094" text:style-name="Internet_20_link" text:visited-style-name="Visited_20_Internet_20_Link"><text:span text:style-name="T21">https://vk.com/uslugi-205526094</text:span></text:a><text:span text:style-name="T21"> , инструкции для заказа </text:span><text:a xlink:type="simple" xlink:href="https://vk.com/board205526094" text:style-name="Internet_20_link" text:visited-style-name="Visited_20_Internet_20_Link"><text:span text:style-name="T21">https://vk.com/board205526094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Segoe UI" fo:font-family="'Segoe UI'" style:font-family-generic="roman" style:font-pitch="variable" fo:font-size="12pt" fo:language="ru" fo:country="RU" fo:font-weight="normal" style:letter-kerning="true" style:font-name-asian="Segoe UI1" style:font-family-asian="'Segoe UI'" style:font-family-generic-asian="system" style:font-pitch-asian="variable" style:font-size-asian="12pt" style:language-asian="hi" style:country-asian="IN" style:font-weight-asian="normal" style:font-name-complex="Liberation Serif1" style:font-family-complex="'Liberation Serif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nex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 fo:keep-with-next="always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 fo:keep-with-next="always"/>
      <style:text-properties style:font-name="Liberation Serif" fo:font-family="'Liberation Serif'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Standard" style:next-style-name="Text_20_body_20_indent" style:auto-update="true" style:default-outline-level="" style:class="chapter" style:master-page-name="">
      <style:paragraph-properties fo:margin-top="0cm" fo:margin-bottom="0cm" style:contextual-spacing="false" fo:text-align="center" style:justify-single-word="false" style:register-true="true" style:page-number="auto" fo:keep-with-next="always"/>
      <style:text-properties style:font-name="Noto Sans" fo:font-family="'Noto Sans'" style:font-style-name="Обычный" style:font-family-generic="swiss" style:font-pitch="variable" fo:font-size="12pt" fo:font-weight="bold" style:font-size-asian="14pt" style:font-size-complex="14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auto-update="true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  <style:text-properties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 style:vertical-align="middle"/>
      <style:text-properties fo:hyphenate="true" fo:hyphenation-remain-char-count="2" fo:hyphenation-push-char-count="2" loext:hyphenation-no-caps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 style:parent-style-name="Strong_20_Emphasis">
      <style:text-properties fo:font-weight="bold"/>
    </style:style>
    <style:style style:name="Numbering_20_Symbols" style:display-name="Numbering Symbols" style:family="text"/>
    <style:style style:name="ListLabel_20_1" style:display-name="ListLabel 1" style:family="text">
      <style:text-properties fo:color="#1155cc" loext:opacity="100%" style:font-name="Verdana" fo:font-family="Verdana" style:font-family-generic="roman" style:font-pitch="variable" fo:font-size="12pt" style:text-underline-style="solid" style:text-underline-width="auto" style:text-underline-color="font-color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26.3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3.603cm" style:rel-column-width="58810*"/>
    </style:style>
    <style:style style:name="Таблица3.B" style:family="table-column">
      <style:table-column-properties style:column-width="2.699cm" style:rel-column-width="672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 style:writing-mode="page"/>
    </style:style>
    <style:style style:name="M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MP3" style:family="paragraph" style:parent-style-name="Header">
      <style:paragraph-properties fo:text-align="end" style:justify-single-word="false"/>
      <style:text-properties officeooo:paragraph-rsid="003130c7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6623" style:font-weight-asian="bold" style:font-weight-complex="bold"/>
    </style:style>
    <style:style style:name="MT3" style:family="text">
      <style:text-properties fo:font-weight="bold" officeooo:rsid="0027db0f" style:font-weight-asian="bold" style:font-weight-complex="bold"/>
    </style:style>
    <style:style style:name="MT4" style:family="text">
      <style:text-properties officeooo:rsid="002868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79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0.9cm" fo:margin-bottom="0.9cm" fo:margin-left="0.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9.7cm" fo:page-height="21.001cm" style:num-format="1" style:print-orientation="landscape" fo:margin-top="0.9cm" fo:margin-bottom="0.9cm" fo:margin-left="2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. </text:span><text:span text:style-name="MT2">стр</text:span><text:span text:style-name="MT1"> </text:span><text:span text:style-name="MT1"><text:page-number text:select-page="current">0</text:page-number></text:span><text:span text:style-name="MT1"><text:s/></text:span><text:span text:style-name="MT3">из </text:span></text:p>
      </style:header>
    </style:master-page>
    <style:master-page style:name="Landscap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>
      <style:header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MP2">Какую задачу тебе интересно решить ?</text:p>
            </table:table-cell>
            <table:table-cell table:style-name="Таблица3.A1" office:value-type="string">
              <text:p text:style-name="MP3"><text:span text:style-name="MT4"><text:page-number text:select-page="current">3</text:page-number></text:span><text:span text:style-name="MT4">из </text:span><text:page-count>3</text:page-coun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0:55:49.319933600</meta:creation-date>
    <meta:generator>LibreOffice/7.3.7.2$Windows_X86_64 LibreOffice_project/e114eadc50a9ff8d8c8a0567d6da8f454beeb84f</meta:generator>
    <meta:editing-duration>PT50M13S</meta:editing-duration>
    <meta:editing-cycles>14</meta:editing-cycles>
    <dc:date>2022-12-29T13:17:26.571000000</dc:date>
    <dc:creator>Максим Николаевич Куликов</dc:creator>
    <meta:document-statistic meta:table-count="1" meta:image-count="0" meta:object-count="0" meta:page-count="3" meta:paragraph-count="28" meta:word-count="319" meta:character-count="2558" meta:non-whitespace-character-count="2259"/>
    <meta:template xlink:type="simple" xlink:actuate="onRequest" xlink:title="А4-альбомная-колон-стр" xlink:href="../../../../.config/libreoffice/4/user/template/А4-альбомная-колон-стр.ott" meta:date="2022-07-15T10:55:47.664409737"/>
  </office:meta>
</office:document-meta>
</file>